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iberation sans" svg:font-family="'liberation sans'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11.31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4.073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46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FACTURE">
      <style:table-properties table:display="true" style:writing-mode="lr-tb"/>
    </style:style>
    <style:style style:name="ta2" style:family="table" style:master-page-name="PageStyle_5f_DEVI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000000"/>
    </style:style>
    <style:style style:name="ce2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ffffff" style:rotation-align="none" fo:border-top="0.74pt solid #ffffff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0.74pt solid #000000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ffffff" style:rotation-align="non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bold" style:font-size-asian="9pt" style:font-style-asian="normal" style:font-weight-asian="bold" style:font-name-complex="Avenir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venir" fo:font-size="11pt" fo:font-style="normal" fo:text-shadow="none" style:text-underline-style="none" fo:font-weight="normal" style:font-size-asian="11pt" style:font-style-asian="normal" style:font-weight-asian="normal" style:font-name-complex="Avenir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ffffff" style:rotation-align="none"/>
      <style:paragraph-properties fo:text-align="end" fo:margin-left="0cm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7" style:family="table-cell" style:parent-style-name="Default" style:data-style-name="N110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Default" style:data-style-name="N128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000000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ffffff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ffffff" fo:border-right="0.74pt solid #000000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ffffff" style:rotation-align="none"/>
      <style:text-properties fo:color="#00b05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ffffff" style:rotation-align="none"/>
      <style:text-properties fo:color="#6aa84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1" style:family="table-cell" style:parent-style-name="Default" style:data-style-name="N123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T1" style:family="text">
      <style:text-properties style:font-name="Helvetica Neue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fo:color="#00b050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fo:color="#00b050" style:font-name="Helvetica"/>
    </style:style>
    <style:style style:name="T3" style:family="text">
      <style:text-properties fo:color="#00b050"/>
    </style:style>
    <style:style style:name="T4" style:family="text">
      <style:text-properties style:text-position="0% 100%" style:font-name="Helvetica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000000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Helvetica"/>
    </style:style>
    <style:style style:name="T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Helvetica" fo:color="#00b050"/>
    </style:style>
    <style:style style:name="T7" style:family="text">
      <style:text-properties fo:color="#00b050" style:font-name="Helvetica Neue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b05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Helvetica"/>
    </style:style>
    <style:style style:name="T9" style:family="text">
      <style:text-properties fo:color="#00b050"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style:font-name="Helvetica Neue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normal" style:font-weight-complex="normal" style:font-style-asian="normal" style:font-style-complex="normal" fo:color="#00b050"/>
    </style:style>
    <style:style style:name="T12" style:family="text">
      <style:text-properties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  <style:style style:name="T13" style:family="text">
      <style:text-properties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b05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3" table:default-cell-style-name="Default"/>
        <table:table-column table:style-name="co1" table:number-columns-repeated="996" table:default-cell-style-name="Default"/>
        <table:table-row table:style-name="ro1" table:number-rows-repeated="2">
          <table:table-cell table:number-columns-repeated="2"/>
          <table:table-cell table:style-name="ce4" table:number-columns-repeated="3"/>
          <table:table-cell table:style-name="ce16" table:number-columns-repeated="23"/>
          <table:table-cell table:number-columns-repeated="996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31"/>
          <table:table-cell table:style-name="ce16" table:number-columns-repeated="22"/>
          <table:table-cell table:number-columns-repeated="996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Manoah CAMPORINI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15, avenue Ernest-Pictet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1203, Geneve (CH)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2"/>
          <table:table-cell table:style-name="ce23" office:value-type="string" calcext:value-type="string">
            <text:p>iMAL,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2"/>
          <table:table-cell table:style-name="ce24" office:value-type="string" calcext:value-type="string">
            <text:p>30-34 Quai des Charbonnages 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2"/>
          <table:table-cell table:style-name="ce24" office:value-type="string" calcext:value-type="string">
            <text:p>1080 Bruxelles (BE)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 office:value-type="string" calcext:value-type="string">
            <text:p>Fait à <text:span text:style-name="T3">Bruxelles</text:span><text:span text:style-name="T5"> le </text:span><text:span text:style-name="T6">27/10/2025</text:span>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Réf<text:span text:style-name="T1">: </text:span><text:span text:style-name="T2">conveyor_contentio (an iteration of cognitivsculptur)</text:span>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9" office:value-type="string" calcext:value-type="string">
            <text:p>installation in situ dans la salle suzane du centre d’art numérique</text:p>
          </table:table-cell>
          <table:table-cell table:style-name="ce9" table:number-columns-repeated="2"/>
          <table:table-cell table:style-name="ce33"/>
          <table:table-cell table:style-name="ce36" table:number-columns-repeated="18"/>
          <table:table-cell table:style-name="ce16" table:number-columns-repeated="4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0" office:value-type="string" calcext:value-type="string" table:number-columns-spanned="3" table:number-rows-spanned="1">
            <text:p>Facture n°<text:span text:style-name="T3">00</text:span><text:span text:style-name="T4"> </text:span></text:p>
          </table:table-cell>
          <table:covered-table-cell table:number-columns-repeated="2" table:style-name="ce1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8"/>
          <table:table-cell table:style-name="ce10"/>
          <table:table-cell table:style-name="ce25" office:value-type="string" calcext:value-type="string">
            <text:p>EUR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Installation and dismantling fee</text:p>
          </table:table-cell>
          <table:table-cell table:style-name="ce7"/>
          <table:table-cell table:style-name="ce26" office:value-type="float" office:value="500" calcext:value-type="float">
            <text:p>500,00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oan fee (for the total duration)</text:p>
          </table:table-cell>
          <table:table-cell table:style-name="ce7"/>
          <table:table-cell table:style-name="ce26" office:value-type="float" office:value="900" calcext:value-type="float">
            <text:p>900,00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Mediation fee (2 days)</text:p>
          </table:table-cell>
          <table:table-cell table:style-name="ce7"/>
          <table:table-cell table:style-name="ce26" office:value-type="float" office:value="200" calcext:value-type="float">
            <text:p>200,00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Total (including taxes)</text:p>
          </table:table-cell>
          <table:table-cell table:style-name="ce19"/>
          <table:table-cell table:style-name="ce27" table:formula="of:=SUM([.E23:.E25])" office:value-type="float" office:value="1600" calcext:value-type="float">
            <text:p>1 600,00 €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12" office:value-type="string" calcext:value-type="string">
            <text:p>Non assujetti à la TVA.</text:p>
          </table:table-cell>
          <table:table-cell table:style-name="ce7"/>
          <table:table-cell table:style-name="ce2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6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3"/>
          <table:table-cell table:style-name="ce7"/>
          <table:table-cell table:style-name="ce29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/>
          <table:table-cell table:style-name="ce7" table:number-columns-repeated="2"/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/>
          <table:table-cell table:style-name="ce20"/>
          <table:table-cell table:style-name="ce30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vec nos meilleures salutations.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7">
          <table:table-cell/>
          <table:table-cell table:style-name="ce2"/>
          <table:table-cell table:style-name="ce14"/>
          <table:table-cell table:style-name="ce21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8">
          <table:table-cell/>
          <table:table-cell table:style-name="ce3"/>
          <table:table-cell table:style-name="ce15"/>
          <table:table-cell table:style-name="ce22" table:number-columns-repeated="2"/>
          <table:table-cell table:style-name="ce35"/>
          <table:table-cell table:style-name="ce16" table:number-columns-repeated="22"/>
          <table:table-cell table:number-columns-repeated="996"/>
        </table:table-row>
        <table:table-row table:style-name="ro8" table:number-rows-repeated="3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1" table:number-rows-repeated="959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9" table:number-rows-repeated="1047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VIS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3" table:default-cell-style-name="Default"/>
        <table:table-column table:style-name="co1" table:number-columns-repeated="996" table:default-cell-style-name="Default"/>
        <table:table-row table:style-name="ro1" table:number-rows-repeated="2">
          <table:table-cell table:number-columns-repeated="2"/>
          <table:table-cell table:style-name="ce4" table:number-columns-repeated="3"/>
          <table:table-cell table:style-name="ce16" table:number-columns-repeated="23"/>
          <table:table-cell table:number-columns-repeated="996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31"/>
          <table:table-cell table:style-name="ce16" table:number-columns-repeated="22"/>
          <table:table-cell table:number-columns-repeated="996"/>
        </table:table-row>
        <table:table-row table:style-name="ro2">
          <table:table-cell/>
          <table:table-cell table:style-name="ce2"/>
          <table:table-cell table:style-name="ce37" office:value-type="string" calcext:value-type="string">
            <text:p>Association X ou nom de l'indépendant·e·x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Adresse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et logo (si disponible)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39"/>
          <table:table-cell table:style-name="ce40" office:value-type="string" calcext:value-type="string">
            <text:p>Adresse destinataire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 office:value-type="string" calcext:value-type="string">
            <text:p>Fait à <text:span text:style-name="T9">lieu</text:span><text:span text:style-name="T12"> le </text:span><text:span text:style-name="T13">date</text:span>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Réf<text:span text:style-name="T7">: </text:span><text:span text:style-name="T8">Nom du projet</text:span>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38" office:value-type="string" calcext:value-type="string">
            <text:p>Sous-titre éventuel: titre de la pièce, type mission, etc.</text:p>
          </table:table-cell>
          <table:table-cell table:style-name="ce9" table:number-columns-repeated="2"/>
          <table:table-cell table:style-name="ce33"/>
          <table:table-cell table:style-name="ce36" table:number-columns-repeated="18"/>
          <table:table-cell table:style-name="ce16" table:number-columns-repeated="4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0" office:value-type="string" calcext:value-type="string" table:number-columns-spanned="3" table:number-rows-spanned="1">
            <text:p>Devis n°<text:span text:style-name="T9">XX </text:span></text:p>
          </table:table-cell>
          <table:covered-table-cell table:number-columns-repeated="2" table:style-name="ce1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8"/>
          <table:table-cell table:style-name="ce10"/>
          <table:table-cell table:style-name="ce25" office:value-type="string" calcext:value-type="string">
            <text:p>CHF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1: description des coûts facturés (production, honoraires, transports, etc)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2: description des coûts facturés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x: description des coûts facturés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Total</text:p>
          </table:table-cell>
          <table:table-cell table:style-name="ce19"/>
          <table:table-cell table:style-name="ce41" table:formula="of:=SUM([.E23:.E24])" office:value-type="float" office:value="0" calcext:value-type="float">
            <text:p><text:s/>- <text:s text:c="3"/>CHF 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12" office:value-type="string" calcext:value-type="string">
            <text:p>Non assujetti à la TVA.</text:p>
          </table:table-cell>
          <table:table-cell table:style-name="ce7"/>
          <table:table-cell table:style-name="ce2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6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3"/>
          <table:table-cell table:style-name="ce7"/>
          <table:table-cell table:style-name="ce29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 office:value-type="string" calcext:value-type="string">
            <text:p><text:span text:style-name="T10">Devis valable jusqu'au </text:span><text:span text:style-name="T11">date</text:span></text:p>
          </table:table-cell>
          <table:table-cell table:style-name="ce20"/>
          <table:table-cell table:style-name="ce30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vec nos meilleures salutations.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7">
          <table:table-cell/>
          <table:table-cell table:style-name="ce2"/>
          <table:table-cell table:style-name="ce14"/>
          <table:table-cell table:style-name="ce21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8">
          <table:table-cell/>
          <table:table-cell table:style-name="ce3"/>
          <table:table-cell table:style-name="ce15"/>
          <table:table-cell table:style-name="ce22" table:number-columns-repeated="2"/>
          <table:table-cell table:style-name="ce35"/>
          <table:table-cell table:style-name="ce16" table:number-columns-repeated="22"/>
          <table:table-cell table:number-columns-repeated="996"/>
        </table:table-row>
        <table:table-row table:style-name="ro8" table:number-rows-repeated="3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1" table:number-rows-repeated="959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9" table:number-rows-repeated="10475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iberation sans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0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0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28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8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CHF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CHF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CH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2pt" style:font-size-asian="12pt" style:font-name-complex="liberation sans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2cm" fo:margin-bottom="2.2cm" fo:margin-left="1.199cm" fo:margin-right="1.1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VIS" style:display-name="PageStyle_DE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E" style:display-name="PageStyle_FACTU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7T10:11:49</meta:creation-date>
    <dc:date>2025-10-28T08:42:26.185566584</dc:date>
    <meta:generator>LibreOffice/7.3.7.2$Linux_X86_64 LibreOffice_project/30$Build-2</meta:generator>
    <meta:editing-duration>PT4M30S</meta:editing-duration>
    <meta:editing-cycles>3</meta:editing-cycles>
    <meta:document-statistic meta:table-count="2" meta:cell-count="41" meta:object-count="0"/>
    <meta:user-defined meta:name="AppVersion">16.0300</meta:user-defined>
  </office:meta>
</office:document-meta>
</file>